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mboStd" svg:font-family="BemboStd"/>
    <style:font-face style:name="BemboStd-Italic" svg:font-family="BemboStd-Italic"/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oDoList" style:family="table">
      <style:table-properties style:width="175.95mm" fo:margin-left="0mm" fo:break-before="page" table:align="left"/>
    </style:style>
    <style:style style:name="ToDoList.A" style:family="table-column">
      <style:table-column-properties style:column-width="29.3mm"/>
    </style:style>
    <style:style style:name="ToDoList.B" style:family="table-column">
      <style:table-column-properties style:column-width="19.39mm"/>
    </style:style>
    <style:style style:name="ToDoList.C" style:family="table-column">
      <style:table-column-properties style:column-width="39.25mm"/>
    </style:style>
    <style:style style:name="ToDoList.D" style:family="table-column">
      <style:table-column-properties style:column-width="29.32mm"/>
    </style:style>
    <style:style style:name="ToDoList.F" style:family="table-column">
      <style:table-column-properties style:column-width="29.39mm"/>
    </style:style>
    <style:style style:name="ToDoList.A1" style:family="table-cell">
      <style:table-cell-properties fo:padding="0.97mm" fo:border-left="0.05pt solid #000000" fo:border-right="none" fo:border-top="0.05pt solid #000000" fo:border-bottom="0.05pt solid #000000"/>
    </style:style>
    <style:style style:name="ToDoList.F1" style:family="table-cell">
      <style:table-cell-properties fo:padding="0.97mm" fo:border="0.05pt solid #000000"/>
    </style:style>
    <style:style style:name="ToDoList.A2" style:family="table-cell">
      <style:table-cell-properties fo:padding="0.97mm" fo:border-left="0.05pt solid #000000" fo:border-right="none" fo:border-top="none" fo:border-bottom="0.05pt solid #000000"/>
    </style:style>
    <style:style style:name="ToDoList.F2" style:family="table-cell">
      <style:table-cell-properties fo:padding="0.97mm" fo:border-left="0.05pt solid #000000" fo:border-right="0.05pt solid #000000" fo:border-top="none" fo:border-bottom="0.05pt solid #000000"/>
    </style:style>
    <style:style style:name="ProcessingList" style:family="table">
      <style:table-properties style:width="175.95mm" fo:margin-left="0mm" table:align="left"/>
    </style:style>
    <style:style style:name="ProcessingList.A" style:family="table-column">
      <style:table-column-properties style:column-width="15.61mm"/>
    </style:style>
    <style:style style:name="ProcessingList.B" style:family="table-column">
      <style:table-column-properties style:column-width="23.81mm"/>
    </style:style>
    <style:style style:name="ProcessingList.C" style:family="table-column">
      <style:table-column-properties style:column-width="28.05mm"/>
    </style:style>
    <style:style style:name="ProcessingList.D" style:family="table-column">
      <style:table-column-properties style:column-width="45.14mm"/>
    </style:style>
    <style:style style:name="ProcessingList.E" style:family="table-column">
      <style:table-column-properties style:column-width="63.34mm"/>
    </style:style>
    <style:style style:name="ProcessingList.A1" style:family="table-cell">
      <style:table-cell-properties fo:padding="0.97mm" fo:border-left="0.05pt solid #000000" fo:border-right="none" fo:border-top="0.05pt solid #000000" fo:border-bottom="0.05pt solid #000000"/>
    </style:style>
    <style:style style:name="ProcessingList.E1" style:family="table-cell">
      <style:table-cell-properties fo:padding="0.97mm" fo:border="0.05pt solid #000000"/>
    </style:style>
    <style:style style:name="ProcessingList.A2" style:family="table-cell">
      <style:table-cell-properties fo:padding="0.97mm" fo:border-left="0.05pt solid #000000" fo:border-right="none" fo:border-top="none" fo:border-bottom="0.05pt solid #000000"/>
    </style:style>
    <style:style style:name="ProcessingList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fo:font-weight="bold" officeooo:rsid="0055a69a" officeooo:paragraph-rsid="0055a69a" style:font-weight-asian="bold" style:font-weight-complex="bold"/>
    </style:style>
    <style:style style:name="P2" style:family="paragraph" style:parent-style-name="Standard">
      <style:text-properties fo:language="cs" fo:country="CZ" fo:font-weight="bold" officeooo:rsid="007ff73c" officeooo:paragraph-rsid="007ff73c" style:font-weight-asian="bold" style:font-weight-complex="bold"/>
    </style:style>
    <style:style style:name="P3" style:family="paragraph" style:parent-style-name="Standard">
      <style:text-properties fo:language="cs" fo:country="CZ" fo:font-weight="bold" officeooo:rsid="008996df" officeooo:paragraph-rsid="008996df" style:font-weight-asian="bold" style:font-weight-complex="bold"/>
    </style:style>
    <style:style style:name="P4" style:family="paragraph" style:parent-style-name="Standard">
      <style:text-properties fo:language="cs" fo:country="CZ" officeooo:rsid="007ff73c" officeooo:paragraph-rsid="007ff73c"/>
    </style:style>
    <style:style style:name="P5" style:family="paragraph" style:parent-style-name="Standard">
      <style:text-properties fo:language="cs" fo:country="CZ" officeooo:rsid="0068092e" officeooo:paragraph-rsid="008996df"/>
    </style:style>
    <style:style style:name="P6" style:family="paragraph" style:parent-style-name="Standard">
      <style:paragraph-properties fo:text-align="center" style:justify-single-word="false"/>
      <style:text-properties fo:language="cs" fo:country="CZ" officeooo:rsid="007e731e" officeooo:paragraph-rsid="0098a76e"/>
    </style:style>
    <style:style style:name="P7" style:family="paragraph" style:parent-style-name="Standard">
      <style:paragraph-properties fo:text-align="center" style:justify-single-word="false"/>
      <style:text-properties fo:language="cs" fo:country="CZ" officeooo:rsid="009a6211" officeooo:paragraph-rsid="009a6745"/>
    </style:style>
    <style:style style:name="P8" style:family="paragraph" style:parent-style-name="Standard">
      <style:text-properties fo:language="cs" fo:country="CZ" officeooo:rsid="0068092e" officeooo:paragraph-rsid="008996df" fo:background-color="#ffff00"/>
    </style:style>
    <style:style style:name="P9" style:family="paragraph" style:parent-style-name="Standard">
      <style:paragraph-properties fo:text-align="center" style:justify-single-word="false"/>
      <style:text-properties fo:language="cs" fo:country="CZ" officeooo:rsid="009b5e17" officeooo:paragraph-rsid="009b5e17"/>
    </style:style>
    <style:style style:name="P10" style:family="paragraph" style:parent-style-name="Standard">
      <style:paragraph-properties fo:text-align="center" style:justify-single-word="false"/>
      <style:text-properties fo:language="cs" fo:country="CZ" officeooo:rsid="009b92eb" officeooo:paragraph-rsid="009b92eb"/>
    </style:style>
    <style:style style:name="P11" style:family="paragraph" style:parent-style-name="Standard">
      <style:paragraph-properties fo:text-align="center" style:justify-single-word="false"/>
      <style:text-properties fo:language="cs" fo:country="CZ" officeooo:rsid="00915b98" officeooo:paragraph-rsid="009b92eb"/>
    </style:style>
    <style:style style:name="P12" style:family="paragraph" style:parent-style-name="Standard">
      <style:paragraph-properties fo:text-align="center" style:justify-single-word="false"/>
      <style:text-properties fo:language="cs" fo:country="CZ" officeooo:rsid="00921553" officeooo:paragraph-rsid="009b92eb"/>
    </style:style>
    <style:style style:name="P13" style:family="paragraph" style:parent-style-name="Standard">
      <style:paragraph-properties fo:text-align="center" style:justify-single-word="false"/>
      <style:text-properties fo:language="cs" fo:country="CZ" officeooo:rsid="009d1bb4" officeooo:paragraph-rsid="009d1bb4"/>
    </style:style>
    <style:style style:name="P14" style:family="paragraph" style:parent-style-name="Standard">
      <style:paragraph-properties fo:text-align="center" style:justify-single-word="false"/>
      <style:text-properties fo:language="cs" fo:country="CZ" officeooo:rsid="00946b60" officeooo:paragraph-rsid="009e6e53"/>
    </style:style>
    <style:style style:name="P15" style:family="paragraph" style:parent-style-name="Standard">
      <style:paragraph-properties fo:text-align="center" style:justify-single-word="false"/>
      <style:text-properties fo:language="cs" fo:country="CZ" officeooo:rsid="00f5ed7e" officeooo:paragraph-rsid="00a2ea7e"/>
    </style:style>
    <style:style style:name="P16" style:family="paragraph" style:parent-style-name="Standard">
      <style:paragraph-properties fo:text-align="center" style:justify-single-word="false"/>
      <style:text-properties fo:language="cs" fo:country="CZ" officeooo:rsid="00a12c34" officeooo:paragraph-rsid="00a2ea7e"/>
    </style:style>
    <style:style style:name="P17" style:family="paragraph" style:parent-style-name="Standard">
      <style:paragraph-properties fo:text-align="center" style:justify-single-word="false"/>
      <style:text-properties fo:language="cs" fo:country="CZ" officeooo:rsid="00a4df84" officeooo:paragraph-rsid="00a4df84"/>
    </style:style>
    <style:style style:name="P18" style:family="paragraph" style:parent-style-name="Standard">
      <style:paragraph-properties fo:text-align="center" style:justify-single-word="false"/>
      <style:text-properties fo:language="cs" fo:country="CZ" officeooo:rsid="00ad4225" officeooo:paragraph-rsid="00a6a615"/>
    </style:style>
    <style:style style:name="P19" style:family="paragraph" style:parent-style-name="Standard">
      <style:paragraph-properties fo:text-align="center" style:justify-single-word="false"/>
      <style:text-properties fo:language="cs" fo:country="CZ" officeooo:rsid="00feb7a8" officeooo:paragraph-rsid="00a5f680"/>
    </style:style>
    <style:style style:name="P20" style:family="paragraph" style:parent-style-name="Standard">
      <style:paragraph-properties fo:text-align="center" style:justify-single-word="false"/>
      <style:text-properties fo:language="cs" fo:country="CZ" officeooo:rsid="00b5a8b7" officeooo:paragraph-rsid="00a6b727"/>
    </style:style>
    <style:style style:name="P21" style:family="paragraph" style:parent-style-name="Standard">
      <style:paragraph-properties fo:text-align="center" style:justify-single-word="false"/>
      <style:text-properties fo:language="cs" fo:country="CZ" officeooo:rsid="006e14e5" officeooo:paragraph-rsid="00a8094f"/>
    </style:style>
    <style:style style:name="P22" style:family="paragraph" style:parent-style-name="Standard">
      <style:text-properties fo:language="cs" fo:country="CZ" officeooo:rsid="006e14e5" officeooo:paragraph-rsid="00a8094f"/>
    </style:style>
    <style:style style:name="P23" style:family="paragraph" style:parent-style-name="Standard">
      <style:paragraph-properties fo:text-align="center" style:justify-single-word="false"/>
      <style:text-properties fo:font-size="14pt" fo:language="cs" fo:country="CZ" fo:font-weight="bold" officeooo:rsid="006cc04c" officeooo:paragraph-rsid="006cc04c" style:font-size-asian="14pt" style:font-weight-asian="bold" style:font-size-complex="14pt" style:font-weight-complex="bold"/>
    </style:style>
    <style:style style:name="P24" style:family="paragraph" style:parent-style-name="Standard">
      <style:text-properties style:text-line-through-style="none" style:text-line-through-type="none" fo:language="cs" fo:country="CZ" style:text-underline-style="none" fo:font-weight="normal" officeooo:rsid="001d0149" officeooo:paragraph-rsid="006ea9f8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language="cs" fo:country="CZ" style:text-underline-style="none" fo:font-weight="normal" officeooo:rsid="00387cda" officeooo:paragraph-rsid="0081d1c3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language="cs" fo:country="CZ" style:text-underline-style="none" fo:font-weight="normal" officeooo:rsid="008afa9e" officeooo:paragraph-rsid="00803a3c" fo:background-color="#ff0066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language="cs" fo:country="CZ" style:text-underline-style="none" fo:font-weight="normal" officeooo:rsid="008afa9e" officeooo:paragraph-rsid="0088763c" fo:background-color="#ff0066" style:font-weight-asian="normal" style:font-weight-complex="normal"/>
    </style:style>
    <style:style style:name="P28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italic" style:text-underline-style="none" fo:font-weight="normal" officeooo:rsid="005b2597" officeooo:paragraph-rsid="0075ce8e" fo:background-color="transparen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bc1d6" officeooo:paragraph-rsid="0077bfee" style:font-weight-asian="normal" style:font-weight-complex="normal"/>
    </style:style>
    <style:style style:name="P30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bc1d6" officeooo:paragraph-rsid="0079ba19" style:font-weight-asian="normal" style:font-weight-complex="normal"/>
    </style:style>
    <style:style style:name="P31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e14a6" officeooo:paragraph-rsid="0079ba19" style:font-weight-asian="normal" style:font-weight-complex="normal"/>
    </style:style>
    <style:style style:name="P32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7aa8e9" officeooo:paragraph-rsid="007aa8e9" style:font-weight-asian="normal" style:font-weight-complex="normal"/>
    </style:style>
    <style:style style:name="P33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7c0574" officeooo:paragraph-rsid="007c0574" style:font-weight-asian="normal" style:font-weight-complex="normal"/>
    </style:style>
    <style:style style:name="P34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2c41ea" officeooo:paragraph-rsid="007c9b2b" style:font-weight-asian="normal" style:font-weight-complex="normal"/>
    </style:style>
    <style:style style:name="P35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7c9b2b" officeooo:paragraph-rsid="007c9b2b" style:font-weight-asian="normal" style:font-weight-complex="normal"/>
    </style:style>
    <style:style style:name="P36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8e6662" officeooo:paragraph-rsid="007d3caa" style:font-weight-asian="normal" style:font-weight-complex="normal"/>
    </style:style>
    <style:style style:name="P37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912e4e" officeooo:paragraph-rsid="007e5d1f" style:font-weight-asian="normal" style:font-weight-complex="normal"/>
    </style:style>
    <style:style style:name="P38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32070b" officeooo:paragraph-rsid="007e8001" style:font-weight-asian="normal" style:font-weight-complex="normal"/>
    </style:style>
    <style:style style:name="P39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803a3c" officeooo:paragraph-rsid="00803a3c" style:font-weight-asian="normal" style:font-weight-complex="normal"/>
    </style:style>
    <style:style style:name="P40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3e3645" officeooo:paragraph-rsid="00803a3c" style:font-weight-asian="normal" style:font-weight-complex="normal"/>
    </style:style>
    <style:style style:name="P41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aba282" officeooo:paragraph-rsid="00803a3c" style:font-weight-asian="normal" style:font-weight-complex="normal"/>
    </style:style>
    <style:style style:name="P42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3c64fd" officeooo:paragraph-rsid="00837c16" style:font-weight-asian="normal" style:font-weight-complex="normal"/>
    </style:style>
    <style:style style:name="P43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4664a2" officeooo:paragraph-rsid="00837c16" style:font-weight-asian="normal" style:font-weight-complex="normal"/>
    </style:style>
    <style:style style:name="P44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4664a2" officeooo:paragraph-rsid="008493e8" style:font-weight-asian="normal" style:font-weight-complex="normal"/>
    </style:style>
    <style:style style:name="P45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853a35" officeooo:paragraph-rsid="00853a35" style:font-weight-asian="normal" style:font-weight-complex="normal"/>
    </style:style>
    <style:style style:name="P46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86c851" officeooo:paragraph-rsid="0086c851" style:font-weight-asian="normal" style:font-weight-complex="normal"/>
    </style:style>
    <style:style style:name="P47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8996df" officeooo:paragraph-rsid="008996df" style:font-weight-asian="normal" style:font-weight-complex="normal"/>
    </style:style>
    <style:style style:name="P48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8daf36" officeooo:paragraph-rsid="008daf36" style:font-weight-asian="normal" style:font-weight-complex="normal"/>
    </style:style>
    <style:style style:name="P49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c95220" officeooo:paragraph-rsid="008daf36" style:font-weight-asian="normal" style:font-weight-complex="normal"/>
    </style:style>
    <style:style style:name="P50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24999" officeooo:paragraph-rsid="008f4472" style:font-weight-asian="normal" style:font-weight-complex="normal"/>
    </style:style>
    <style:style style:name="P51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a5adf" officeooo:paragraph-rsid="008f4472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a5adf" officeooo:paragraph-rsid="005a5adf" style:font-weight-asian="normal" style:font-weight-complex="normal"/>
    </style:style>
    <style:style style:name="P53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68092e" officeooo:paragraph-rsid="008f4472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68092e" officeooo:paragraph-rsid="0068092e" style:font-weight-asian="normal" style:font-weight-complex="normal"/>
    </style:style>
    <style:style style:name="P55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684daf" officeooo:paragraph-rsid="008f4472" style:font-weight-asian="normal" style:font-weight-complex="normal"/>
    </style:style>
    <style:style style:name="P56" style:family="paragraph" style:parent-style-name="Standard"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6d167e" officeooo:paragraph-rsid="008f8e4f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55a69a" officeooo:paragraph-rsid="0055a69a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normal" officeooo:rsid="0063e21c" officeooo:paragraph-rsid="0063e21c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1pt" fo:language="cs" fo:country="CZ" fo:font-style="normal" style:text-underline-style="none" fo:font-weight="bold" officeooo:rsid="0090b864" officeooo:paragraph-rsid="0090b864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0pt" fo:language="cs" fo:country="CZ" fo:font-style="normal" style:text-underline-style="none" fo:font-weight="normal" officeooo:rsid="0076706e" officeooo:paragraph-rsid="00976fce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0pt" fo:language="cs" fo:country="CZ" fo:font-style="normal" style:text-underline-style="none" fo:font-weight="normal" officeooo:rsid="00976fce" officeooo:paragraph-rsid="00976fc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1d1d1b" style:text-line-through-style="none" style:text-line-through-type="none" style:font-name="BemboStd" fo:font-size="10pt" fo:language="cs" fo:country="CZ" fo:font-style="normal" style:text-underline-style="none" fo:font-weight="normal" officeooo:rsid="0077baa5" officeooo:paragraph-rsid="00976fc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center" style:justify-single-word="false"/>
      <style:text-properties officeooo:paragraph-rsid="0098a76e"/>
    </style:style>
    <style:style style:name="P64" style:family="paragraph" style:parent-style-name="Standard">
      <style:paragraph-properties>
        <style:tab-stops>
          <style:tab-stop style:position="17.46mm"/>
        </style:tab-stops>
      </style:paragraph-properties>
      <style:text-properties fo:language="en" fo:country="US" fo:font-weight="bold" officeooo:rsid="00ed6d9b" officeooo:paragraph-rsid="009dca6f" fo:background-color="#00ccff" style:font-weight-asian="bold" style:font-weight-complex="bold"/>
    </style:style>
    <style:style style:name="P65" style:family="paragraph" style:parent-style-name="Standard">
      <style:paragraph-properties>
        <style:tab-stops>
          <style:tab-stop style:position="17.46mm"/>
        </style:tab-stops>
      </style:paragraph-properties>
      <style:text-properties fo:language="en" fo:country="US" fo:font-weight="bold" officeooo:rsid="00ed6d9b" officeooo:paragraph-rsid="009e6e53" fo:background-color="#99ffff" style:font-weight-asian="bold" style:font-weight-complex="bold"/>
    </style:style>
    <style:style style:name="P66" style:family="paragraph" style:parent-style-name="Table_20_Contents">
      <style:text-properties fo:language="cs" fo:country="CZ" officeooo:rsid="006ea9f8" officeooo:paragraph-rsid="006ea9f8"/>
    </style:style>
    <style:style style:name="P67" style:family="paragraph" style:parent-style-name="Table_20_Contents">
      <style:text-properties fo:language="cs" fo:country="CZ" officeooo:rsid="006f5e0d" officeooo:paragraph-rsid="006f5e0d"/>
    </style:style>
    <style:style style:name="P68" style:family="paragraph" style:parent-style-name="Table_20_Contents">
      <style:text-properties fo:language="cs" fo:country="CZ" officeooo:rsid="006f5e0d" officeooo:paragraph-rsid="00719a7d"/>
    </style:style>
    <style:style style:name="P69" style:family="paragraph" style:parent-style-name="Table_20_Contents">
      <style:text-properties fo:language="cs" fo:country="CZ" officeooo:rsid="0070f3de" officeooo:paragraph-rsid="0070f3de"/>
    </style:style>
    <style:style style:name="P70" style:family="paragraph" style:parent-style-name="Table_20_Contents">
      <style:text-properties fo:language="cs" fo:country="CZ" officeooo:rsid="007217b5" officeooo:paragraph-rsid="007217b5"/>
    </style:style>
    <style:style style:name="P71" style:family="paragraph" style:parent-style-name="Table_20_Contents">
      <style:text-properties fo:language="cs" fo:country="CZ" officeooo:rsid="0073e55d" officeooo:paragraph-rsid="0073e55d"/>
    </style:style>
    <style:style style:name="P72" style:family="paragraph" style:parent-style-name="Table_20_Contents">
      <style:text-properties fo:language="cs" fo:country="CZ" officeooo:rsid="0075ce8e" officeooo:paragraph-rsid="0075ce8e"/>
    </style:style>
    <style:style style:name="P73" style:family="paragraph" style:parent-style-name="Table_20_Contents">
      <style:text-properties fo:language="cs" fo:country="CZ" officeooo:rsid="0077bfee" officeooo:paragraph-rsid="0077bfee"/>
    </style:style>
    <style:style style:name="P74" style:family="paragraph" style:parent-style-name="Table_20_Contents">
      <style:text-properties fo:language="cs" fo:country="CZ" officeooo:rsid="0079ba19" officeooo:paragraph-rsid="0079ba19"/>
    </style:style>
    <style:style style:name="P75" style:family="paragraph" style:parent-style-name="Table_20_Contents">
      <style:text-properties fo:language="cs" fo:country="CZ" officeooo:rsid="007aa8e9" officeooo:paragraph-rsid="007aa8e9"/>
    </style:style>
    <style:style style:name="P76" style:family="paragraph" style:parent-style-name="Table_20_Contents">
      <style:text-properties fo:language="cs" fo:country="CZ" officeooo:rsid="007c0574" officeooo:paragraph-rsid="007c0574"/>
    </style:style>
    <style:style style:name="P77" style:family="paragraph" style:parent-style-name="Table_20_Contents">
      <style:text-properties fo:language="cs" fo:country="CZ" officeooo:rsid="007c9b2b" officeooo:paragraph-rsid="007c9b2b"/>
    </style:style>
    <style:style style:name="P78" style:family="paragraph" style:parent-style-name="Table_20_Contents">
      <style:text-properties fo:language="cs" fo:country="CZ" officeooo:rsid="007e8001" officeooo:paragraph-rsid="007e8001"/>
    </style:style>
    <style:style style:name="P79" style:family="paragraph" style:parent-style-name="Table_20_Contents">
      <style:text-properties fo:language="cs" fo:country="CZ" officeooo:rsid="007ff73c" officeooo:paragraph-rsid="007ff73c"/>
    </style:style>
    <style:style style:name="P80" style:family="paragraph" style:parent-style-name="Table_20_Contents">
      <style:text-properties fo:language="cs" fo:country="CZ" fo:font-weight="bold" officeooo:rsid="007ff73c" officeooo:paragraph-rsid="007ff73c" style:font-weight-asian="bold" style:font-weight-complex="bold"/>
    </style:style>
    <style:style style:name="P81" style:family="paragraph" style:parent-style-name="Table_20_Contents">
      <style:text-properties fo:language="cs" fo:country="CZ" fo:font-weight="bold" officeooo:rsid="00a8ccc4" officeooo:paragraph-rsid="00a8ccc4" style:font-weight-asian="bold" style:font-weight-complex="bold"/>
    </style:style>
    <style:style style:name="P82" style:family="paragraph" style:parent-style-name="Table_20_Contents">
      <style:text-properties fo:language="cs" fo:country="CZ" officeooo:rsid="00803a3c" officeooo:paragraph-rsid="00803a3c"/>
    </style:style>
    <style:style style:name="P83" style:family="paragraph" style:parent-style-name="Table_20_Contents">
      <style:text-properties fo:language="cs" fo:country="CZ" officeooo:rsid="00837c16" officeooo:paragraph-rsid="00837c16"/>
    </style:style>
    <style:style style:name="P84" style:family="paragraph" style:parent-style-name="Table_20_Contents">
      <style:text-properties fo:language="cs" fo:country="CZ" officeooo:rsid="008493e8" officeooo:paragraph-rsid="008493e8"/>
    </style:style>
    <style:style style:name="P85" style:family="paragraph" style:parent-style-name="Table_20_Contents">
      <style:text-properties fo:language="cs" fo:country="CZ" officeooo:rsid="00850a6c" officeooo:paragraph-rsid="00850a6c"/>
    </style:style>
    <style:style style:name="P86" style:family="paragraph" style:parent-style-name="Table_20_Contents">
      <style:text-properties fo:language="cs" fo:country="CZ" officeooo:rsid="00853a35" officeooo:paragraph-rsid="00853a35"/>
    </style:style>
    <style:style style:name="P87" style:family="paragraph" style:parent-style-name="Table_20_Contents">
      <style:text-properties fo:language="cs" fo:country="CZ" officeooo:rsid="0086c851" officeooo:paragraph-rsid="0086c851"/>
    </style:style>
    <style:style style:name="P88" style:family="paragraph" style:parent-style-name="Table_20_Contents">
      <style:text-properties fo:language="cs" fo:country="CZ" officeooo:rsid="008996df" officeooo:paragraph-rsid="008996df"/>
    </style:style>
    <style:style style:name="P89" style:family="paragraph" style:parent-style-name="Table_20_Contents">
      <style:text-properties fo:language="cs" fo:country="CZ" officeooo:rsid="008daf36" officeooo:paragraph-rsid="008daf36"/>
    </style:style>
    <style:style style:name="P90" style:family="paragraph" style:parent-style-name="Table_20_Contents">
      <style:text-properties fo:language="cs" fo:country="CZ" officeooo:rsid="008f4472" officeooo:paragraph-rsid="008f4472"/>
    </style:style>
    <style:style style:name="P91" style:family="paragraph" style:parent-style-name="Table_20_Contents">
      <style:text-properties fo:language="cs" fo:country="CZ" officeooo:rsid="008f814b" officeooo:paragraph-rsid="008f814b"/>
    </style:style>
    <style:style style:name="P92" style:family="paragraph" style:parent-style-name="Table_20_Contents">
      <style:text-properties fo:language="cs" fo:country="CZ" officeooo:rsid="0090b864" officeooo:paragraph-rsid="0090b864"/>
    </style:style>
    <style:style style:name="P93" style:family="paragraph" style:parent-style-name="Table_20_Contents">
      <style:paragraph-properties fo:text-align="center" style:justify-single-word="false"/>
      <style:text-properties fo:language="cs" fo:country="CZ" officeooo:rsid="0090b864" officeooo:paragraph-rsid="0090b864"/>
    </style:style>
    <style:style style:name="P94" style:family="paragraph" style:parent-style-name="Table_20_Contents">
      <style:paragraph-properties fo:text-align="center" style:justify-single-word="false"/>
      <style:text-properties fo:language="cs" fo:country="CZ" officeooo:rsid="00969f83" officeooo:paragraph-rsid="00969f83"/>
    </style:style>
    <style:style style:name="P95" style:family="paragraph" style:parent-style-name="Table_20_Contents">
      <style:paragraph-properties fo:text-align="center" style:justify-single-word="false"/>
      <style:text-properties fo:language="cs" fo:country="CZ" officeooo:rsid="00976fce" officeooo:paragraph-rsid="00976fce"/>
    </style:style>
    <style:style style:name="P96" style:family="paragraph" style:parent-style-name="Table_20_Contents">
      <style:text-properties fo:language="cs" fo:country="CZ" officeooo:rsid="009a6211" officeooo:paragraph-rsid="009a6211"/>
    </style:style>
    <style:style style:name="P97" style:family="paragraph" style:parent-style-name="Table_20_Contents">
      <style:paragraph-properties fo:text-align="center" style:justify-single-word="false"/>
      <style:text-properties fo:language="cs" fo:country="CZ" officeooo:rsid="009a6211" officeooo:paragraph-rsid="009a6211"/>
    </style:style>
    <style:style style:name="P98" style:family="paragraph" style:parent-style-name="Table_20_Contents">
      <style:paragraph-properties fo:text-align="center" style:justify-single-word="false"/>
      <style:text-properties fo:language="cs" fo:country="CZ" officeooo:rsid="009b5e17" officeooo:paragraph-rsid="009b5e17"/>
    </style:style>
    <style:style style:name="P99" style:family="paragraph" style:parent-style-name="Table_20_Contents">
      <style:text-properties fo:language="cs" fo:country="CZ" officeooo:rsid="009b5e17" officeooo:paragraph-rsid="009b5e17"/>
    </style:style>
    <style:style style:name="P100" style:family="paragraph" style:parent-style-name="Table_20_Contents">
      <style:text-properties fo:language="cs" fo:country="CZ" officeooo:rsid="009b92eb" officeooo:paragraph-rsid="009b92eb"/>
    </style:style>
    <style:style style:name="P101" style:family="paragraph" style:parent-style-name="Table_20_Contents">
      <style:text-properties fo:language="cs" fo:country="CZ" officeooo:rsid="009d1bb4" officeooo:paragraph-rsid="009d1bb4"/>
    </style:style>
    <style:style style:name="P102" style:family="paragraph" style:parent-style-name="Table_20_Contents">
      <style:text-properties fo:language="cs" fo:country="CZ" officeooo:rsid="009e6e53" officeooo:paragraph-rsid="009e6e53"/>
    </style:style>
    <style:style style:name="P103" style:family="paragraph" style:parent-style-name="Table_20_Contents">
      <style:text-properties fo:language="cs" fo:country="CZ" officeooo:rsid="00a05b63" officeooo:paragraph-rsid="00a05b63"/>
    </style:style>
    <style:style style:name="P104" style:family="paragraph" style:parent-style-name="Table_20_Contents">
      <style:paragraph-properties fo:text-align="center" style:justify-single-word="false"/>
      <style:text-properties fo:language="cs" fo:country="CZ" officeooo:rsid="00a05b63" officeooo:paragraph-rsid="00a05b63"/>
    </style:style>
    <style:style style:name="P105" style:family="paragraph" style:parent-style-name="Table_20_Contents">
      <style:paragraph-properties fo:text-align="center" style:justify-single-word="false"/>
      <style:text-properties fo:language="cs" fo:country="CZ" officeooo:rsid="00a2ea7e" officeooo:paragraph-rsid="00a2ea7e"/>
    </style:style>
    <style:style style:name="P106" style:family="paragraph" style:parent-style-name="Table_20_Contents">
      <style:text-properties fo:language="cs" fo:country="CZ" officeooo:rsid="00a2ea7e" officeooo:paragraph-rsid="00a2ea7e"/>
    </style:style>
    <style:style style:name="P107" style:family="paragraph" style:parent-style-name="Table_20_Contents">
      <style:text-properties fo:language="cs" fo:country="CZ" officeooo:rsid="00a8094f" officeooo:paragraph-rsid="00a8094f"/>
    </style:style>
    <style:style style:name="P108" style:family="paragraph" style:parent-style-name="Table_20_Contents">
      <style:text-properties fo:language="cs" fo:country="CZ" officeooo:rsid="00a8ccc4" officeooo:paragraph-rsid="00a8ccc4"/>
    </style:style>
    <style:style style:name="P109" style:family="paragraph" style:parent-style-name="Table_20_Contents">
      <style:text-properties officeooo:rsid="006f5e0d" officeooo:paragraph-rsid="006f5e0d"/>
    </style:style>
    <style:style style:name="P110" style:family="paragraph" style:parent-style-name="Table_20_Contents">
      <style:text-properties fo:font-variant="normal" fo:text-transform="none" fo:color="#1d1d1b" style:font-name="BemboStd-Italic" fo:font-size="11pt" fo:font-style="normal"/>
    </style:style>
    <style:style style:name="P111" style:family="paragraph" style:parent-style-name="Table_20_Contents">
      <style:text-properties fo:font-variant="normal" fo:text-transform="none" fo:color="#1d1d1b" style:font-name="BemboStd" fo:font-size="11pt" fo:font-style="normal"/>
    </style:style>
    <style:style style:name="P112" style:family="paragraph" style:parent-style-name="Table_20_Contents">
      <style:text-properties officeooo:rsid="0070f3de" officeooo:paragraph-rsid="0070f3de"/>
    </style:style>
    <style:style style:name="P113" style:family="paragraph" style:parent-style-name="Table_20_Contents">
      <style:text-properties officeooo:rsid="007217b5" officeooo:paragraph-rsid="007217b5"/>
    </style:style>
    <style:style style:name="P114" style:family="paragraph" style:parent-style-name="Table_20_Contents">
      <style:text-properties officeooo:rsid="00803a3c" officeooo:paragraph-rsid="00803a3c"/>
    </style:style>
    <style:style style:name="P115" style:family="paragraph" style:parent-style-name="Table_20_Contents">
      <style:text-properties officeooo:rsid="008996df" officeooo:paragraph-rsid="008996df"/>
    </style:style>
    <style:style style:name="P116" style:family="paragraph" style:parent-style-name="Table_20_Contents">
      <style:text-properties officeooo:rsid="008ad7db" officeooo:paragraph-rsid="008ad7db"/>
    </style:style>
    <style:style style:name="P117" style:family="paragraph" style:parent-style-name="Table_20_Contents">
      <style:text-properties officeooo:rsid="008b3004" officeooo:paragraph-rsid="008b3004"/>
    </style:style>
    <style:style style:name="P118" style:family="paragraph" style:parent-style-name="Table_20_Contents">
      <style:text-properties officeooo:rsid="008ca994" officeooo:paragraph-rsid="008ca994"/>
    </style:style>
    <style:style style:name="P119" style:family="paragraph" style:parent-style-name="Table_20_Contents">
      <style:text-properties officeooo:rsid="008f8e4f" officeooo:paragraph-rsid="008f8e4f"/>
    </style:style>
    <style:style style:name="P120" style:family="paragraph" style:parent-style-name="Table_20_Contents">
      <style:text-properties officeooo:rsid="00967dcd" officeooo:paragraph-rsid="00967dcd"/>
    </style:style>
    <style:style style:name="P121" style:family="paragraph" style:parent-style-name="Table_20_Contents">
      <style:text-properties officeooo:rsid="0098a76e" officeooo:paragraph-rsid="0098a76e"/>
    </style:style>
    <style:style style:name="P122" style:family="paragraph" style:parent-style-name="Table_20_Contents">
      <style:text-properties fo:language="en" fo:country="US" officeooo:rsid="00a31554" officeooo:paragraph-rsid="00a31554"/>
    </style:style>
    <style:style style:name="P123" style:family="paragraph" style:parent-style-name="Table_20_Contents">
      <style:text-properties fo:language="en" fo:country="US" officeooo:rsid="00a4df84" officeooo:paragraph-rsid="00a4df84"/>
    </style:style>
    <style:style style:name="P124" style:family="paragraph" style:parent-style-name="Table_20_Contents">
      <style:text-properties officeooo:rsid="00a31554" officeooo:paragraph-rsid="00a31554"/>
    </style:style>
    <style:style style:name="P125" style:family="paragraph" style:parent-style-name="Table_20_Contents">
      <style:text-properties officeooo:rsid="00a8ccc4" officeooo:paragraph-rsid="00a8ccc4"/>
    </style:style>
    <style:style style:name="P126" style:family="paragraph" style:parent-style-name="Table_20_Heading">
      <style:text-properties fo:language="cs" fo:country="CZ" officeooo:rsid="006ea9f8" officeooo:paragraph-rsid="006ea9f8"/>
    </style:style>
    <style:style style:name="P127" style:family="paragraph" style:parent-style-name="Table_20_Heading">
      <style:text-properties fo:language="cs" fo:country="CZ" officeooo:rsid="007ff73c" officeooo:paragraph-rsid="007ff73c"/>
    </style:style>
    <style:style style:name="P128" style:family="paragraph" style:parent-style-name="Table_20_Heading">
      <style:text-properties fo:language="cs" fo:country="CZ" officeooo:rsid="008f4472" officeooo:paragraph-rsid="008f4472"/>
    </style:style>
    <style:style style:name="P129" style:family="paragraph" style:parent-style-name="Table_20_Heading">
      <style:text-properties fo:language="cs" fo:country="CZ" officeooo:rsid="008f8e4f" officeooo:paragraph-rsid="008f8e4f"/>
    </style:style>
    <style:style style:name="P130" style:family="paragraph" style:parent-style-name="Table_20_Heading">
      <style:text-properties fo:language="cs" fo:country="CZ" officeooo:rsid="0090b864" officeooo:paragraph-rsid="0090b864"/>
    </style:style>
    <style:style style:name="P131" style:family="paragraph" style:parent-style-name="Table_20_Contents">
      <style:text-properties fo:language="cs" fo:country="CZ" fo:font-weight="bold" officeooo:rsid="00a8ccc4" officeooo:paragraph-rsid="00a8ccc4" style:font-weight-asian="bold" style:font-weight-complex="bold"/>
    </style:style>
    <style:style style:name="P132" style:family="paragraph" style:parent-style-name="Table_20_Contents">
      <style:text-properties officeooo:rsid="00ab2ebe" officeooo:paragraph-rsid="00ab2ebe"/>
    </style:style>
    <style:style style:name="T1" style:family="text">
      <style:text-properties fo:font-style="italic"/>
    </style:style>
    <style:style style:name="T2" style:family="text">
      <style:text-properties fo:font-style="italic" officeooo:rsid="006f5e0d"/>
    </style:style>
    <style:style style:name="T3" style:family="text">
      <style:text-properties fo:language="cs" fo:country="CZ" fo:font-style="italic" officeooo:rsid="0070f3de"/>
    </style:style>
    <style:style style:name="T4" style:family="text">
      <style:text-properties fo:language="cs" fo:country="CZ" officeooo:rsid="0090b864"/>
    </style:style>
    <style:style style:name="T5" style:family="text">
      <style:text-properties fo:font-variant="normal" fo:text-transform="none" fo:color="#1d1d1b" style:font-name="BemboStd-Italic" fo:font-size="11pt" fo:font-style="italic" officeooo:rsid="006f5e0d"/>
    </style:style>
    <style:style style:name="T6" style:family="text">
      <style:text-properties fo:font-variant="normal" fo:text-transform="none" fo:color="#1d1d1b" style:text-line-through-style="none" style:text-line-through-type="none" style:font-name="BemboStd" fo:font-size="10pt" fo:language="cs" fo:country="CZ" fo:font-style="normal" style:text-underline-style="none" fo:font-weight="normal" officeooo:rsid="0098a76e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8" style:family="text">
      <style:text-properties officeooo:rsid="0075ce8e"/>
    </style:style>
    <style:style style:name="T9" style:family="text">
      <style:text-properties officeooo:rsid="008e6662"/>
    </style:style>
    <style:style style:name="T10" style:family="text">
      <style:text-properties style:font-name="Liberation Serif1" officeooo:rsid="008e6662"/>
    </style:style>
    <style:style style:name="T11" style:family="text">
      <style:text-properties officeooo:rsid="003322a0"/>
    </style:style>
    <style:style style:name="T12" style:family="text">
      <style:text-properties officeooo:rsid="008afa9e" fo:background-color="#ff0066" loext:char-shading-value="0"/>
    </style:style>
    <style:style style:name="T13" style:family="text">
      <style:text-properties officeooo:rsid="007e9d52" fo:background-color="#66ff66" loext:char-shading-value="0"/>
    </style:style>
    <style:style style:name="T14" style:family="text">
      <style:text-properties officeooo:rsid="00790c1e" fo:background-color="#66ff66" loext:char-shading-value="0"/>
    </style:style>
    <style:style style:name="T15" style:family="text">
      <style:text-properties officeooo:rsid="008ca994"/>
    </style:style>
    <style:style style:name="T16" style:family="text">
      <style:text-properties style:font-name="BemboStd-Italic" fo:font-style="italic"/>
    </style:style>
    <style:style style:name="T17" style:family="text">
      <style:text-properties officeooo:rsid="00c40c86"/>
    </style:style>
    <style:style style:name="T18" style:family="text">
      <style:text-properties officeooo:rsid="00976fce"/>
    </style:style>
    <style:style style:name="T19" style:family="text">
      <style:text-properties officeooo:rsid="0077baa5"/>
    </style:style>
    <style:style style:name="T20" style:family="text">
      <style:text-properties officeooo:rsid="0098a76e"/>
    </style:style>
    <style:style style:name="T21" style:family="text">
      <style:text-properties officeooo:rsid="009a6211"/>
    </style:style>
    <style:style style:name="T22" style:family="text">
      <style:text-properties officeooo:rsid="00845a5d"/>
    </style:style>
    <style:style style:name="T2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officeooo:rsid="007e9d52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9e6e53" style:font-weight-asian="normal" style:font-weight-complex="normal"/>
    </style:style>
    <style:style style:name="T26" style:family="text">
      <style:text-properties officeooo:rsid="009e6e53"/>
    </style:style>
    <style:style style:name="T27" style:family="text">
      <style:text-properties officeooo:rsid="00a80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oDo List</text:p>
      <text:p text:style-name="P1"/>
      <table:table table:name="ToDoList" table:style-name="ToDoList">
        <table:table-column table:style-name="ToDoList.A"/>
        <table:table-column table:style-name="ToDoList.B"/>
        <table:table-column table:style-name="ToDoList.C"/>
        <table:table-column table:style-name="ToDoList.D" table:number-columns-repeated="2"/>
        <table:table-column table:style-name="ToDoList.F"/>
        <table:table-header-rows>
          <table:table-row>
            <table:table-cell table:style-name="ToDoList.A1" office:value-type="string">
              <text:p text:style-name="Table_20_Heading">???</text:p>
            </table:table-cell>
            <table:table-cell table:style-name="ToDoList.A1" office:value-type="string">
              <text:p text:style-name="P130">Osoba/<text:line-break/>Termin</text:p>
            </table:table-cell>
            <table:table-cell table:style-name="ToDoList.A1" office:value-type="string">
              <text:p text:style-name="P126">todo</text:p>
            </table:table-cell>
            <table:table-cell table:style-name="ToDoList.A1" office:value-type="string">
              <text:p text:style-name="P128">Cast Knihy</text:p>
            </table:table-cell>
            <table:table-cell table:style-name="ToDoList.A1" office:value-type="string">
              <text:p text:style-name="P126">strana</text:p>
            </table:table-cell>
            <table:table-cell table:style-name="ToDoList.F1" office:value-type="string">
              <text:p text:style-name="P126">poznámka</text:p>
            </table:table-cell>
          </table:table-row>
        </table:table-header-rows>
        <table:table-row>
          <table:table-cell table:style-name="ToDoList.A2" office:value-type="string">
            <text:p text:style-name="P24"><text:span text:style-name="T8">Lord </text:span>Castelereagh</text:p>
          </table:table-cell>
          <table:table-cell table:style-name="ToDoList.A2" office:value-type="string">
            <text:p text:style-name="P66"/>
          </table:table-cell>
          <table:table-cell table:style-name="ToDoList.A2" office:value-type="string">
            <text:p text:style-name="P66">wiki</text:p>
          </table:table-cell>
          <table:table-cell table:style-name="ToDoList.A2" office:value-type="string">
            <text:p text:style-name="P90">Uvod</text:p>
          </table:table-cell>
          <table:table-cell table:style-name="ToDoList.A2" office:value-type="string">
            <text:p text:style-name="P66">2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109">Castelereagh</text:p>
          </table:table-cell>
          <table:table-cell table:style-name="ToDoList.A2" office:value-type="string">
            <text:p text:style-name="P109"/>
          </table:table-cell>
          <table:table-cell table:style-name="ToDoList.A2" office:value-type="string">
            <text:p text:style-name="P109">wiki</text:p>
          </table:table-cell>
          <table:table-cell table:style-name="ToDoList.A2" office:value-type="string">
            <text:p text:style-name="P109"/>
          </table:table-cell>
          <table:table-cell table:style-name="ToDoList.A2" office:value-type="string">
            <text:p text:style-name="P109">2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110"><text:span text:style-name="T3">book: </text:span><text:span text:style-name="T2">H.Kissinger:</text:span><text:span text:style-name="T1">A World Restored</text:span></text:p>
          </table:table-cell>
          <table:table-cell table:style-name="ToDoList.A2" office:value-type="string">
            <text:p text:style-name="P67"/>
          </table:table-cell>
          <table:table-cell table:style-name="ToDoList.A2" office:value-type="string">
            <text:p text:style-name="P67">wiki</text:p>
          </table:table-cell>
          <table:table-cell table:style-name="ToDoList.A2" office:value-type="string">
            <text:p text:style-name="P67"/>
          </table:table-cell>
          <table:table-cell table:style-name="ToDoList.A2" office:value-type="string">
            <text:p text:style-name="P67">2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109">Otto von Bismarck</text:p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P68"/>
          </table:table-cell>
          <table:table-cell table:style-name="ToDoList.A2" office:value-type="string">
            <text:p text:style-name="P68">2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112"><text:s/>George Kennan</text:p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P68"/>
          </table:table-cell>
          <table:table-cell table:style-name="ToDoList.A2" office:value-type="string">
            <text:p text:style-name="P68">2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69">book: <text:span text:style-name="T5">H.Kissinger: </text:span>World Order</text:p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P69"/>
          </table:table-cell>
          <table:table-cell table:style-name="ToDoList.A2" office:value-type="string">
            <text:p text:style-name="P69">2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113">Peter Viereck</text:p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P70"/>
          </table:table-cell>
          <table:table-cell table:style-name="ToDoList.A2" office:value-type="string">
            <text:p text:style-name="P70">3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70">detente (fr)</text:p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P71"/>
          </table:table-cell>
          <table:table-cell table:style-name="ToDoList.A2" office:value-type="string">
            <text:p text:style-name="P71">3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111">Rahm Emanuel</text:p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Table_20_Contents"/>
          </table:table-cell>
          <table:table-cell table:style-name="ToDoList.A2" office:value-type="string">
            <text:p text:style-name="P71"/>
          </table:table-cell>
          <table:table-cell table:style-name="ToDoList.A2" office:value-type="string">
            <text:p text:style-name="P71">3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28">National Interest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>magazine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>4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29">Neville Chamberlain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3"/>
          </table:table-cell>
          <table:table-cell table:style-name="ToDoList.A2" office:value-type="string">
            <text:p text:style-name="P73">4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0">George Cnninga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4"/>
          </table:table-cell>
          <table:table-cell table:style-name="ToDoList.A2" office:value-type="string">
            <text:p text:style-name="P74">4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0">appeasementu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4"/>
          </table:table-cell>
          <table:table-cell table:style-name="ToDoList.A2" office:value-type="string">
            <text:p text:style-name="P74">4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1">A.J.P. Taylor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4"/>
          </table:table-cell>
          <table:table-cell table:style-name="ToDoList.A2" office:value-type="string">
            <text:p text:style-name="P74">4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2">Wilsonians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5"/>
          </table:table-cell>
          <table:table-cell table:style-name="ToDoList.A2" office:value-type="string">
            <text:p text:style-name="P75">5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3">Robert Kagan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6"/>
          </table:table-cell>
          <table:table-cell table:style-name="ToDoList.A2" office:value-type="string">
            <text:p text:style-name="P76">5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4"><text:span text:style-name="T9">raison d</text:span><text:span text:style-name="T10">'</text:span><text:span text:style-name="T9">etat</text:span>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7"/>
          </table:table-cell>
          <table:table-cell table:style-name="ToDoList.A2" office:value-type="string">
            <text:p text:style-name="P77">5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5">Lucian Ashworth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7"/>
          </table:table-cell>
          <table:table-cell table:style-name="ToDoList.A2" office:value-type="string">
            <text:p text:style-name="P77">5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6">Cambridge school (politika)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7"/>
          </table:table-cell>
          <table:table-cell table:style-name="ToDoList.A2" office:value-type="string">
            <text:p text:style-name="P77"/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37">Quentin Skinner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7"/>
          </table:table-cell>
          <table:table-cell table:style-name="ToDoList.A2" office:value-type="string">
            <text:p text:style-name="P77"/>
          </table:table-cell>
          <table:table-cell table:style-name="ToDoList.F2" office:value-type="string">
            <text:p text:style-name="Table_20_Contents"/>
          </table:table-cell>
        </table:table-row>
        <text:soft-page-break/>
        <table:table-row>
          <table:table-cell table:style-name="ToDoList.A2" office:value-type="string">
            <text:p text:style-name="P38">Jonathan Haslam“ <text:span text:style-name="T11">No Virtue like Necessity: Realist Thought in International Relations since Machiavelli</text:span>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8"/>
          </table:table-cell>
          <table:table-cell table:style-name="ToDoList.A2" office:value-type="string">
            <text:p text:style-name="P78">6</text:p>
          </table:table-cell>
          <table:table-cell table:style-name="ToDoList.F2" office:value-type="string">
            <text:p text:style-name="Table_20_Contents"/>
          </table:table-cell>
        </table:table-row>
        <table:table-row>
          <table:table-cell table:style-name="ToDoList.A2" office:value-type="string">
            <text:p text:style-name="P40">English School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2"/>
          </table:table-cell>
          <table:table-cell table:style-name="ToDoList.A2" office:value-type="string">
            <text:p text:style-name="P82">8</text:p>
          </table:table-cell>
          <table:table-cell table:style-name="ToDoList.F2" office:value-type="string">
            <text:p text:style-name="P82">kniha?, nazor na zahranični politiku</text:p>
          </table:table-cell>
        </table:table-row>
        <table:table-row>
          <table:table-cell table:style-name="ToDoList.A2" office:value-type="string">
            <text:p text:style-name="P40">Joeph Nye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2"/>
          </table:table-cell>
          <table:table-cell table:style-name="ToDoList.A2" office:value-type="string">
            <text:p text:style-name="P82">8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39">In any case, it</text:p>
            <text:p text:style-name="P39">might be said that that horse has long bolted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2"/>
          </table:table-cell>
          <table:table-cell table:style-name="ToDoList.A2" office:value-type="string">
            <text:p text:style-name="P82">8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0">Reinhold Niebuhr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2"/>
          </table:table-cell>
          <table:table-cell table:style-name="ToDoList.A2" office:value-type="string">
            <text:p text:style-name="P82">8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0">Christian Realism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2"/>
          </table:table-cell>
          <table:table-cell table:style-name="ToDoList.A2" office:value-type="string">
            <text:p text:style-name="P82">8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1">Paul Schroeder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2"/>
          </table:table-cell>
          <table:table-cell table:style-name="ToDoList.A2" office:value-type="string">
            <text:p text:style-name="P82">8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2">Co je to modernita?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3"/>
          </table:table-cell>
          <table:table-cell table:style-name="ToDoList.A2" office:value-type="string">
            <text:p text:style-name="P83">9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3">Heinrich von Treitschke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3"/>
          </table:table-cell>
          <table:table-cell table:style-name="ToDoList.A2" office:value-type="string">
            <text:p text:style-name="P83">9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4">Friedrich Meinecke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4"/>
          </table:table-cell>
          <table:table-cell table:style-name="ToDoList.A2" office:value-type="string">
            <text:p text:style-name="P84">9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5">General Bernhardi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6"/>
          </table:table-cell>
          <table:table-cell table:style-name="ToDoList.A2" office:value-type="string">
            <text:p text:style-name="P86">10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5">League of Nations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6"/>
          </table:table-cell>
          <table:table-cell table:style-name="ToDoList.A2" office:value-type="string">
            <text:p text:style-name="P86">10</text:p>
          </table:table-cell>
          <table:table-cell table:style-name="ToDoList.F2" office:value-type="string">
            <text:p text:style-name="P82"/>
          </table:table-cell>
        </table:table-row>
        <text:soft-page-break/>
        <table:table-row>
          <table:table-cell table:style-name="ToDoList.A2" office:value-type="string">
            <text:p text:style-name="P46">appeasement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7"/>
          </table:table-cell>
          <table:table-cell table:style-name="ToDoList.A2" office:value-type="string">
            <text:p text:style-name="P87">10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7">Jak popsat, že text je uváděn v kurzívě-kurzívou?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8"/>
          </table:table-cell>
          <table:table-cell table:style-name="ToDoList.A2" office:value-type="string">
            <text:p text:style-name="P88">11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Nixon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>13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Carter</text:p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72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>13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Reagan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>13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Obama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Library of Congress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Hans Morgenthau 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Reinhold Niebuhr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Daniel P. Moynihan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>13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Arlette Farge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9">Franco Moretti,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Quentin Skinner’s = Liberty before Liberalism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David Runciman’s =</text:p>
            <text:p text:style-name="P48">Hypocrisy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Greta Jones’s = Social Darwinism and <text:soft-page-break/>English Thought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Perry Anderson in <text:span text:style-name="T16">American Foreign Policy and its Thinkers</text:span>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48">Raymond Williams’s = Keywords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>13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5">Williams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>14</text:p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0">appeasement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1">metodologie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3">etymologie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>Uvod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Thukyklides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Machiavelli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Henryho Kissinger<text:span text:style-name="T17">ovi</text:span>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Georg<text:span text:style-name="T17">i</text:span> Kennan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Hans<text:span text:style-name="T17">i </text:span>Morgenthaua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Lorda Castlereagha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Richeliea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6">Thomase Hobbes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9">moderna</text:p>
          </table:table-cell>
          <table:table-cell table:style-name="ToDoList.A2" office:value-type="string">
            <text:p text:style-name="P93">T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>pp.17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7">Great Debate – first, second</text:p>
          </table:table-cell>
          <table:table-cell table:style-name="ToDoList.A2" office:value-type="string">
            <text:p text:style-name="P94">wiki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2">metodologie</text:p>
          </table:table-cell>
          <table:table-cell table:style-name="ToDoList.A2" office:value-type="string">
            <text:p text:style-name="P94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ext:soft-page-break/>
        <table:table-row>
          <table:table-cell table:style-name="ToDoList.A2" office:value-type="string">
            <text:p text:style-name="P58">appeasement</text:p>
          </table:table-cell>
          <table:table-cell table:style-name="ToDoList.A2" office:value-type="string">
            <text:p text:style-name="P94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8">imperialismus</text:p>
          </table:table-cell>
          <table:table-cell table:style-name="ToDoList.A2" office:value-type="string">
            <text:p text:style-name="P94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54">etymologie</text:p>
          </table:table-cell>
          <table:table-cell table:style-name="ToDoList.A2" office:value-type="string">
            <text:p text:style-name="P94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0">Ludvikem Napoleonem</text:p>
          </table:table-cell>
          <table:table-cell table:style-name="ToDoList.A2" office:value-type="string">
            <text:p text:style-name="P95">O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0"><text:span text:style-name="T18">Francouzské </text:span>Národní shromáždění</text:p>
          </table:table-cell>
          <table:table-cell table:style-name="ToDoList.A2" office:value-type="string">
            <text:p text:style-name="P9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0">Druhé císařství.</text:p>
          </table:table-cell>
          <table:table-cell table:style-name="ToDoList.A2" office:value-type="string">
            <text:p text:style-name="P9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1">German Confederation</text:p>
          </table:table-cell>
          <table:table-cell table:style-name="ToDoList.A2" office:value-type="string">
            <text:p text:style-name="P95">T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2">Princ Klemens von Metternich</text:p>
          </table:table-cell>
          <table:table-cell table:style-name="ToDoList.A2" office:value-type="string">
            <text:p text:style-name="P95">O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1">Prusko: <text:s/><text:span text:style-name="T19">Frederick William IV</text:span></text:p>
          </table:table-cell>
          <table:table-cell table:style-name="ToDoList.A2" office:value-type="string">
            <text:p text:style-name="P95">O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3"><text:span text:style-name="T6">German National Assembly<text:line-break/></text:span><text:span text:style-name="T7">Frankfurter Nationalversammlung</text:span> </text:p>
          </table:table-cell>
          <table:table-cell table:style-name="ToDoList.A2" office:value-type="string">
            <text:p text:style-name="P9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6">Frederik William IV</text:p>
          </table:table-cell>
          <table:table-cell table:style-name="ToDoList.A2" office:value-type="string">
            <text:p text:style-name="P9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7">Německá konfederace<text:line-break/><text:span text:style-name="T22">The German Confederation (German: Deutscher Bund)</text:span></text:p>
          </table:table-cell>
          <table:table-cell table:style-name="ToDoList.A2" office:value-type="string">
            <text:p text:style-name="P97">T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6">pp.21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9">šestá koalice,porážka 1814</text:p>
          </table:table-cell>
          <table:table-cell table:style-name="ToDoList.A2" office:value-type="string">
            <text:p text:style-name="P98">T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99">pp.22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0">Vormärz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0">22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1">Polského <text:soft-page-break/>povstání v roce 1831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0">22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2">Henry de Saint-Simon 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2"><text:s/>Auguste Comtem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0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3">Comte: Politique Positive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1">22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4">Severní německé konfederace Fredericku Williamovi IV.<text:line-break/>North German Confederation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2">24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82"/>
          </table:table-cell>
        </table:table-row>
        <table:table-row>
          <table:table-cell table:style-name="ToDoList.A2" office:value-type="string">
            <text:p text:style-name="P104">The Frankfurt Parliament</text:p>
          </table:table-cell>
          <table:table-cell table:style-name="ToDoList.A2" office:value-type="string">
            <text:p text:style-name="P97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2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><text:s/>(German: Frankfurter Nationalversammlung, literally Frankfurt National Assembly) was the first freely elected parliament for all of Germany,[1] elected on 1 May 1848 <text:line-break/>https://en.wikipedia.org/wiki/Frankfurt_Parliament</text:p>
          </table:table-cell>
        </table:table-row>
        <table:table-row>
          <table:table-cell table:style-name="ToDoList.A2" office:value-type="string">
            <text:p text:style-name="P15">Louis Amier</text:p>
          </table:table-cell>
          <table:table-cell table:style-name="ToDoList.A2" office:value-type="string">
            <text:p text:style-name="P105">osoba</text:p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>26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6">he Eighteenth Brumaire of Louis Napoleon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>26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7">Ludvíka Napoleon, převrat v prosinci 1851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7">E.H.Carr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ext:soft-page-break/>
        <table:table-row>
          <table:table-cell table:style-name="ToDoList.A2" office:value-type="string">
            <text:p text:style-name="P19">Jean-Jacques Rousseau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9">jakobíni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9">Charlese Fourier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9">Robert Owen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18">Pařížská Komuna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20">Ludvík Napoleon 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20">Marxova Osmnáctý Brumaire (Eighteenth Brumaire)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22"><text:span text:style-name="T27">m</text:span>odernita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21">kvintesenční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6"/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  <table:table-row>
          <table:table-cell table:style-name="ToDoList.A2" office:value-type="string">
            <text:p text:style-name="P21">Frederick William</text:p>
          </table:table-cell>
          <table:table-cell table:style-name="ToDoList.A2" office:value-type="string">
            <text:p text:style-name="P105"/>
          </table:table-cell>
          <table:table-cell table:style-name="ToDoList.A2" office:value-type="string">
            <text:p text:style-name="P89"/>
          </table:table-cell>
          <table:table-cell table:style-name="ToDoList.A2" office:value-type="string">
            <text:p text:style-name="P107">30</text:p>
          </table:table-cell>
          <table:table-cell table:style-name="ToDoList.A2" office:value-type="string">
            <text:p text:style-name="P90"/>
          </table:table-cell>
          <table:table-cell table:style-name="ToDoList.F2" office:value-type="string">
            <text:p text:style-name="P103"/>
          </table:table-cell>
        </table:table-row>
      </table:table>
      <text:p text:style-name="P26"/>
      <text:p text:style-name="P25"><text:span text:style-name="T13">&lt;</text:span><text:span text:style-name="T14">page</text:span><text:span text:style-name="T13">&gt;</text:span></text:p>
      <text:p text:style-name="P25"><text:span text:style-name="T13">&lt;</text:span><text:span text:style-name="T14">page</text:span><text:span text:style-name="T13">&gt;</text:span><text:span text:style-name="T12">END</text:span></text:p>
      <text:p text:style-name="P27"><text:bookmark-start text:name="__DdeLink__6696_1253587385"/>END<text:bookmark-end text:name="__DdeLink__6696_1253587385"/></text:p>
      <text:p text:style-name="P64"><text:span text:style-name="T24">&lt;</text:span><text:span text:style-name="T23">OBRAZEK&gt;</text:span></text:p>
      <text:p text:style-name="P65"><text:span text:style-name="T24">&lt;</text:span><text:span text:style-name="T23">OBRAZEK_</text:span><text:span text:style-name="T25">TEXT</text:span><text:span text:style-name="T23">&gt;</text:span></text:p>
      <text:p text:style-name="P3">© </text:p>
      <text:p text:style-name="P8">. . . <text:s/><text:span text:style-name="T21">vyjasnit termín/překlad/zvážit zařadit do vysvětlivek . . .</text:span></text:p>
      <text:p text:style-name="P5"/>
      <text:p text:style-name="P2">Processing List </text:p>
      <table:table table:name="ProcessingList" table:style-name="ProcessingList">
        <table:table-column table:style-name="ProcessingList.A"/>
        <table:table-column table:style-name="ProcessingList.B"/>
        <table:table-column table:style-name="ProcessingList.C"/>
        <table:table-column table:style-name="ProcessingList.D"/>
        <table:table-column table:style-name="ProcessingList.E"/>
        <table:table-header-rows>
          <table:table-row>
            <table:table-cell table:style-name="ProcessingList.A1" office:value-type="string">
              <text:p text:style-name="P127">Datum</text:p>
            </table:table-cell>
            <table:table-cell table:style-name="ProcessingList.A1" office:value-type="string">
              <text:p text:style-name="P127">Str.Originál<text:line-break/>Překlad</text:p>
            </table:table-cell>
            <table:table-cell table:style-name="ProcessingList.A1" office:value-type="string">
              <text:p text:style-name="P127">Str. Originál<text:line-break/>Ladění</text:p>
            </table:table-cell>
            <table:table-cell table:style-name="ProcessingList.A1" office:value-type="string">
              <text:p text:style-name="P129">Str. Preklad<text:line-break/>Cisteni</text:p>
            </table:table-cell>
            <table:table-cell table:style-name="ProcessingList.E1" office:value-type="string">
              <text:p text:style-name="P127">Pozn.</text:p>
            </table:table-cell>
          </table:table-row>
        </table:table-header-rows>
        <table:table-row>
          <table:table-cell table:style-name="ProcessingList.A2" office:value-type="string">
            <text:p text:style-name="P79">20160511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A2" office:value-type="string">
            <text:p text:style-name="P80">7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14">0512</text:p>
          </table:table-cell>
          <table:table-cell table:style-name="ProcessingList.A2" office:value-type="string">
            <text:p text:style-name="P114">34</text:p>
          </table:table-cell>
          <table:table-cell table:style-name="ProcessingList.A2" office:value-type="string">
            <text:p text:style-name="P114">8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85">0516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A2" office:value-type="string">
            <text:p text:style-name="P85">9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Table_20_Contents"/>
          </table:table-cell>
          <table:table-cell table:style-name="ProcessingList.A2" office:value-type="string">
            <text:p text:style-name="Table_20_Contents"/>
          </table:table-cell>
          <table:table-cell table:style-name="ProcessingList.A2" office:value-type="string">
            <text:p text:style-name="P115">10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15">0524</text:p>
          </table:table-cell>
          <table:table-cell table:style-name="ProcessingList.A2" office:value-type="string">
            <text:p text:style-name="P116">3<text:span text:style-name="T15">8</text:span></text:p>
          </table:table-cell>
          <table:table-cell table:style-name="ProcessingList.A2" office:value-type="string">
            <text:p text:style-name="P115">11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17">0525</text:p>
          </table:table-cell>
          <table:table-cell table:style-name="ProcessingList.A2" office:value-type="string">
            <text:p text:style-name="P118">39</text:p>
          </table:table-cell>
          <table:table-cell table:style-name="ProcessingList.A2" office:value-type="string">
            <text:p text:style-name="P118">12</text:p>
          </table:table-cell>
          <table:table-cell table:style-name="ProcessingList.A2" office:value-type="string">
            <text:p text:style-name="P119"/>
          </table:table-cell>
          <table:table-cell table:style-name="ProcessingList.E2" office:value-type="string">
            <text:p text:style-name="P119"/>
          </table:table-cell>
        </table:table-row>
        <table:table-row>
          <table:table-cell table:style-name="ProcessingList.A2" office:value-type="string">
            <text:p text:style-name="P91">0530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A2" office:value-type="string">
            <text:p text:style-name="P91">15</text:p>
          </table:table-cell>
          <table:table-cell table:style-name="ProcessingList.A2" office:value-type="string">
            <text:p text:style-name="P119">RealPolitik_Uvod.odt</text:p>
          </table:table-cell>
          <table:table-cell table:style-name="ProcessingList.E2" office:value-type="string">
            <text:p text:style-name="Table_20_Contents"/>
          </table:table-cell>
        </table:table-row>
        <text:soft-page-break/>
        <table:table-row>
          <table:table-cell table:style-name="ProcessingList.A2" office:value-type="string">
            <text:p text:style-name="P119">0704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A2" office:value-type="string">
            <text:p text:style-name="P119">17</text:p>
          </table:table-cell>
          <table:table-cell table:style-name="ProcessingList.A2" office:value-type="string">
            <text:p text:style-name="P119">RealPolitik_Cast_I.odt:<text:span text:style-name="T4">1</text:span></text:p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20">0713</text:p>
          </table:table-cell>
          <table:table-cell table:style-name="ProcessingList.A2" office:value-type="string">
            <text:p text:style-name="P120">64</text:p>
          </table:table-cell>
          <table:table-cell table:style-name="ProcessingList.A2" office:value-type="string">
            <text:p text:style-name="P120">18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20">071<text:span text:style-name="T20">4</text:span></text:p>
          </table:table-cell>
          <table:table-cell table:style-name="ProcessingList.A2" office:value-type="string">
            <text:p text:style-name="P120">6<text:span text:style-name="T20">5</text:span></text:p>
          </table:table-cell>
          <table:table-cell table:style-name="ProcessingList.A2" office:value-type="string">
            <text:p text:style-name="P121">19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20">071<text:span text:style-name="T20">5</text:span></text:p>
          </table:table-cell>
          <table:table-cell table:style-name="ProcessingList.A2" office:value-type="string">
            <text:p text:style-name="P120">6<text:span text:style-name="T20">6-</text:span></text:p>
          </table:table-cell>
          <table:table-cell table:style-name="ProcessingList.A2" office:value-type="string">
            <text:p text:style-name="P121">20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96">0718</text:p>
          </table:table-cell>
          <table:table-cell table:style-name="ProcessingList.A2" office:value-type="string">
            <text:p text:style-name="P120"/>
          </table:table-cell>
          <table:table-cell table:style-name="ProcessingList.A2" office:value-type="string">
            <text:p text:style-name="P96">21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00">0719</text:p>
          </table:table-cell>
          <table:table-cell table:style-name="ProcessingList.A2" office:value-type="string">
            <text:p text:style-name="P120"/>
          </table:table-cell>
          <table:table-cell table:style-name="ProcessingList.A2" office:value-type="string">
            <text:p text:style-name="P100">21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00">0<text:span text:style-name="T26">7</text:span>20</text:p>
          </table:table-cell>
          <table:table-cell table:style-name="ProcessingList.A2" office:value-type="string">
            <text:p text:style-name="P120"/>
          </table:table-cell>
          <table:table-cell table:style-name="ProcessingList.A2" office:value-type="string">
            <text:p text:style-name="P100">21+22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00"/>
          </table:table-cell>
          <table:table-cell table:style-name="ProcessingList.A2" office:value-type="string">
            <text:p text:style-name="P120"/>
          </table:table-cell>
          <table:table-cell table:style-name="ProcessingList.A2" office:value-type="string">
            <text:p text:style-name="P100">22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02">0727</text:p>
          </table:table-cell>
          <table:table-cell table:style-name="ProcessingList.A2" office:value-type="string">
            <text:p text:style-name="P120"/>
          </table:table-cell>
          <table:table-cell table:style-name="ProcessingList.A2" office:value-type="string">
            <text:p text:style-name="P102">24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03">0729</text:p>
          </table:table-cell>
          <table:table-cell table:style-name="ProcessingList.A2" office:value-type="string">
            <text:p text:style-name="P120"/>
          </table:table-cell>
          <table:table-cell table:style-name="ProcessingList.A2" office:value-type="string">
            <text:p text:style-name="P103">25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22">0801</text:p>
          </table:table-cell>
          <table:table-cell table:style-name="ProcessingList.A2" office:value-type="string">
            <text:p text:style-name="P124">73</text:p>
          </table:table-cell>
          <table:table-cell table:style-name="ProcessingList.A2" office:value-type="string">
            <text:p text:style-name="P122">26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23">0811</text:p>
          </table:table-cell>
          <table:table-cell table:style-name="ProcessingList.A2" office:value-type="string">
            <text:p text:style-name="P124"/>
          </table:table-cell>
          <table:table-cell table:style-name="ProcessingList.A2" office:value-type="string">
            <text:p text:style-name="P123">27</text:p>
          </table:table-cell>
          <table:table-cell table:style-name="ProcessingList.A2" office:value-type="string">
            <text:p text:style-name="Table_20_Contents"/>
          </table:table-cell>
          <table:table-cell table:style-name="ProcessingList.E2" office:value-type="string">
            <text:p text:style-name="Table_20_Contents"/>
          </table:table-cell>
        </table:table-row>
        <table:table-row>
          <table:table-cell table:style-name="ProcessingList.A2" office:value-type="string">
            <text:p text:style-name="P107">0819</text:p>
          </table:table-cell>
          <table:table-cell table:style-name="ProcessingList.A2" office:value-type="string">
            <text:p text:style-name="P124"/>
          </table:table-cell>
          <table:table-cell table:style-name="ProcessingList.A2" office:value-type="string">
            <text:p text:style-name="P107">30</text:p>
          </table:table-cell>
          <table:table-cell table:style-name="ProcessingList.A2" office:value-type="string">
            <text:p text:style-name="P81">RealPolitik_I_Cast_1_Vznik.odt</text:p>
          </table:table-cell>
          <table:table-cell table:style-name="ProcessingList.E2" office:value-type="string">
            <text:p text:style-name="P125">Konec</text:p>
          </table:table-cell>
        </table:table-row>
        <table:table-row>
          <table:table-cell table:style-name="ProcessingList.A2" office:value-type="string">
            <text:p text:style-name="P108">0907</text:p>
          </table:table-cell>
          <table:table-cell table:style-name="ProcessingList.A2" office:value-type="string">
            <text:p text:style-name="P132">91</text:p>
          </table:table-cell>
          <table:table-cell table:style-name="ProcessingList.A2" office:value-type="string">
            <text:p text:style-name="P107"/>
          </table:table-cell>
          <table:table-cell table:style-name="ProcessingList.A2" office:value-type="string">
            <text:p text:style-name="P81">RealPolitik_I_Cast_2_Zaklady.odt</text:p>
          </table:table-cell>
          <table:table-cell table:style-name="ProcessingList.E2" office:value-type="string">
            <text:p text:style-name="P125">Star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mboStd" svg:font-family="BemboStd"/>
    <style:font-face style:name="BemboStd-Italic" svg:font-family="BemboStd-Italic"/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1.4.2$Windows_x86 LibreOffice_project/f99d75f39f1c57ebdd7ffc5f42867c12031db97a</meta:generator>
    <dc:date>2016-09-07T19:17:14.745000000</dc:date>
    <meta:editing-duration>P2DT21H24M11S</meta:editing-duration>
    <meta:editing-cycles>98</meta:editing-cycles>
    <meta:document-statistic meta:table-count="2" meta:image-count="0" meta:object-count="0" meta:page-count="9" meta:paragraph-count="238" meta:word-count="457" meta:character-count="2941" meta:non-whitespace-character-count="2709"/>
  </office:meta>
</office:document-meta>
</file>